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8.849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9.368cm"/>
    </style:style>
    <style:style style:name="co10" style:family="table-column">
      <style:table-column-properties fo:break-before="auto" style:column-width="10.3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Sr. No</text:p>
          </table:table-cell>
          <table:table-cell office:value-type="string" calcext:value-type="string">
            <text:p>ashwinsurve21@gmail.com</text:p>
          </table:table-cell>
          <table:table-cell office:value-type="string" calcext:value-type="string">
            <text:p>Author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e-Condition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est-Step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_001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with empty username field and empty password field and attempt to logi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) Keep username and password field empty. 2) Click on login.</text:p>
          </table:table-cell>
          <table:table-cell office:value-type="string" calcext:value-type="string">
            <text:p>Message should be displayed as Wrong Id and Passwor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_002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by attempting to login with unregistered username and password.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) Enter unregistered username and password. 2) Click on Login</text:p>
          </table:table-cell>
          <table:table-cell office:value-type="string" calcext:value-type="string">
            <text:p>Login should be failed and message should be displayed as Wrong Id or Passwor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_003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with registered emaild Id and password field empty.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) Enter registered email Id and Keep Password field empty. 2) Click on login</text:p>
          </table:table-cell>
          <table:table-cell office:value-type="string" calcext:value-type="string">
            <text:p>Enter password is wrong.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_004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with registered password and keep username empt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) Enter valid password and keep username empty. 2)Click on login.</text:p>
          </table:table-cell>
          <table:table-cell office:value-type="string" calcext:value-type="string">
            <text:p>Some error message should be displayed.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C_005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with registered emaild Id and wrong password field empty.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) Enter registered email Id and enter wrong password. 2) Click on login.</text:p>
          </table:table-cell>
          <table:table-cell office:value-type="string" calcext:value-type="string">
            <text:p>Enter password is wrong.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C_006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with registered password and wrong email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)Enter wrong emailId and registered password. 2) Click on Login.</text:p>
          </table:table-cell>
          <table:table-cell office:value-type="string" calcext:value-type="string">
            <text:p>Message should be displayed as email does not exist.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C_007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whether Login button is working or not.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) Enter registered email Id and password. 2) Click on login.</text:p>
          </table:table-cell>
          <table:table-cell office:value-type="string" calcext:value-type="string">
            <text:p>Home page should dsplayed.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C_008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whether forget password button is working or not.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) Enter registered email Id. 2) Click on forget password.</text:p>
          </table:table-cell>
          <table:table-cell office:value-type="string" calcext:value-type="string">
            <text:p>Should be asked for password recovery.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C_009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New user registration.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) Click on the new user register here.</text:p>
          </table:table-cell>
          <table:table-cell office:value-type="string" calcext:value-type="string">
            <text:p>Registration form should be displayed on the screen.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C_010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To check whether registered user can login or not.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)Enter valid Id and password. 2) Click on login.</text:p>
          </table:table-cell>
          <table:table-cell office:value-type="string" calcext:value-type="string">
            <text:p>Home page should dsplayed.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C_011_HotelApp_Loginform_LoginFail</text:p>
          </table:table-cell>
          <table:table-cell office:value-type="string" calcext:value-type="string">
            <text:p>Ashwin S.</text:p>
          </table:table-cell>
          <table:table-cell office:value-type="date" office:date-value="2021-09-03" calcext:value-type="date">
            <text:p>03/09/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4:33:59.780275635</meta:creation-date>
    <dc:date>2021-09-03T17:33:37.565567101</dc:date>
    <meta:editing-duration>PT42M7S</meta:editing-duration>
    <meta:editing-cycles>3</meta:editing-cycles>
    <meta:generator>LibreOffice/6.4.7.2$Linux_X86_64 LibreOffice_project/40$Build-2</meta:generator>
    <meta:document-statistic meta:table-count="1" meta:cell-count="116" meta:object-count="0"/>
  </office:meta>
</office:document-meta>
</file>